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247" officeooo:paragraph-rsid="001eb247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eb247" officeooo:paragraph-rsid="001eb247" style:font-weight-asian="normal" style:font-weight-complex="normal"/>
    </style:style>
    <style:style style:name="T1" style:family="text">
      <style:text-properties officeooo:rsid="001f92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QUESTIONS<text:span text:style-name="T1">(VIVA)</text:span></text:p>
      <text:list xml:id="list3573316785" text:style-name="L1">
        <text:list-item>
          <text:p text:style-name="P2">is SELECT is ddl or dml:It is dml command,specifically dql. Its not ddl coz its not defining anything </text:p>
        </text:list-item>
        <text:list-item>
          <text:p text:style-name="P2">What are MYSQL datatypes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09:06:05.912692823</meta:creation-date>
    <dc:date>2021-10-21T09:14:58.824034181</dc:date>
    <meta:editing-duration>PT8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7" meta:character-count="150" meta:non-whitespace-character-count="128"/>
  </office:meta>
</office:document-meta>
</file>